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1f0" officeooo:paragraph-rsid="001c61f0"/>
    </style:style>
    <style:style style:name="P2" style:family="paragraph" style:parent-style-name="Standard">
      <style:text-properties officeooo:rsid="001c61f0" officeooo:paragraph-rsid="0022a2eb"/>
    </style:style>
    <style:style style:name="P3" style:family="paragraph" style:parent-style-name="Standard">
      <style:text-properties officeooo:rsid="001efbf6" officeooo:paragraph-rsid="001efbf6"/>
    </style:style>
    <style:style style:name="P4" style:family="paragraph" style:parent-style-name="Standard">
      <style:text-properties officeooo:rsid="0021e9ea" officeooo:paragraph-rsid="0021e9ea"/>
    </style:style>
    <style:style style:name="P5" style:family="paragraph" style:parent-style-name="Standard">
      <style:text-properties fo:font-variant="normal" fo:text-transform="none" fo:color="#000000" style:font-name="Liberation Serif" fo:font-size="12pt" fo:letter-spacing="normal" fo:font-style="normal" fo:font-weight="normal" officeooo:rsid="0021e9ea" officeooo:paragraph-rsid="0021e9ea"/>
    </style:style>
    <style:style style:name="P6" style:family="paragraph" style:parent-style-name="Standard">
      <style:text-properties fo:font-variant="normal" fo:text-transform="none" fo:color="#000000" style:font-name="Liberation Serif" fo:font-size="12pt" fo:letter-spacing="normal" fo:font-style="normal" fo:font-weight="normal" officeooo:paragraph-rsid="002a17f6"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letter-spacing="normal" fo:font-style="normal" fo:font-weight="normal" officeooo:rsid="002c1096" officeooo:paragraph-rsid="002c1096" style:font-size-asian="12pt" style:font-weight-asian="normal" style:font-size-complex="12pt" style:font-weight-complex="normal"/>
    </style:style>
    <style:style style:name="P8" style:family="paragraph" style:parent-style-name="Standard">
      <style:text-properties officeooo:rsid="0025ab63" officeooo:paragraph-rsid="0025ab63"/>
    </style:style>
    <style:style style:name="P9" style:family="paragraph" style:parent-style-name="Standard">
      <style:text-properties officeooo:rsid="00286999" officeooo:paragraph-rsid="00286999"/>
    </style:style>
    <style:style style:name="P10" style:family="paragraph" style:parent-style-name="Standard">
      <style:text-properties officeooo:rsid="00286999" officeooo:paragraph-rsid="0028d6f3"/>
    </style:style>
    <style:style style:name="P11" style:family="paragraph" style:parent-style-name="Standard">
      <style:text-properties officeooo:rsid="002c1096" officeooo:paragraph-rsid="002c1096"/>
    </style:style>
    <style:style style:name="P12" style:family="paragraph" style:parent-style-name="Standard" style:list-style-name="L1">
      <style:text-properties officeooo:rsid="002423ae" officeooo:paragraph-rsid="002423ae"/>
    </style:style>
    <style:style style:name="P13" style:family="paragraph" style:parent-style-name="Standard" style:list-style-name="L1">
      <style:text-properties officeooo:rsid="0025ab63" officeooo:paragraph-rsid="0025ab63"/>
    </style:style>
    <style:style style:name="P14" style:family="paragraph" style:parent-style-name="Standard">
      <style:text-properties officeooo:rsid="0028d6f3" officeooo:paragraph-rsid="0028d6f3"/>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c1096" officeooo:paragraph-rsid="002c1096" style:font-size-asian="12pt" style:font-weight-asian="normal" style:font-size-complex="12pt" style:font-weight-complex="normal"/>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e311c" officeooo:paragraph-rsid="002c1096" style:font-size-asian="12pt" style:font-weight-asian="normal" style:font-size-complex="12pt" style:font-weight-complex="normal"/>
    </style:style>
    <style:style style:name="P17" style:family="paragraph" style:parent-style-name="Standard">
      <style:text-properties fo:font-variant="normal" fo:text-transform="none" fo:color="#000000" style:font-name="Liberation Serif" fo:font-size="12pt" fo:letter-spacing="normal" fo:font-style="normal" fo:font-weight="normal" officeooo:rsid="002e311c" officeooo:paragraph-rsid="002e311c" style:font-size-asian="12pt" style:font-weight-asian="normal" style:font-size-complex="12pt" style:font-weight-complex="normal"/>
    </style:style>
    <style:style style:name="P18" style:family="paragraph" style:parent-style-name="Standard" style:list-style-name="L2">
      <style:text-properties officeooo:paragraph-rsid="002fe89e"/>
    </style:style>
    <style:style style:name="P19" style:family="paragraph" style:parent-style-name="Standard">
      <style:text-properties officeooo:paragraph-rsid="002fe89e"/>
    </style:style>
    <style:style style:name="P20" style:family="paragraph" style:parent-style-name="Standard">
      <style:text-properties officeooo:rsid="0030be81" officeooo:paragraph-rsid="0030be81"/>
    </style:style>
    <style:style style:name="P21" style:family="paragraph" style:parent-style-name="Standard">
      <style:text-properties style:text-underline-style="solid" style:text-underline-width="auto" style:text-underline-color="font-color" fo:font-weight="bold" officeooo:rsid="0031b6d8" officeooo:paragraph-rsid="0031b6d8"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31b6d8" officeooo:paragraph-rsid="0032713b" style:font-weight-asian="bold" style:font-weight-complex="bold"/>
    </style:style>
    <style:style style:name="P23" style:family="paragraph" style:parent-style-name="Standard">
      <style:text-properties style:text-underline-style="none" fo:font-weight="normal" officeooo:rsid="0031b6d8" officeooo:paragraph-rsid="0031b6d8" style:font-weight-asian="normal" style:font-weight-complex="normal"/>
    </style:style>
    <style:style style:name="P24" style:family="paragraph" style:parent-style-name="Standard">
      <style:text-properties style:text-underline-style="none" fo:font-weight="normal" officeooo:rsid="0031b6d8" officeooo:paragraph-rsid="0031e817" style:font-weight-asian="normal" style:font-weight-complex="normal"/>
    </style:style>
    <style:style style:name="P25" style:family="paragraph" style:parent-style-name="Standard">
      <style:text-properties style:text-underline-style="none" fo:font-weight="normal" officeooo:rsid="0031b6d8" officeooo:paragraph-rsid="0032713b" style:font-weight-asian="normal" style:font-weight-complex="normal"/>
    </style:style>
    <style:style style:name="P26" style:family="paragraph" style:parent-style-name="Standard">
      <style:text-properties style:text-underline-style="none" fo:font-weight="normal" officeooo:rsid="0031e817" officeooo:paragraph-rsid="0031e817" style:font-weight-asian="normal" style:font-weight-complex="normal"/>
    </style:style>
    <style:style style:name="P27" style:family="paragraph" style:parent-style-name="Standard">
      <style:text-properties style:text-underline-style="none" fo:font-weight="normal" officeooo:rsid="0032713b" officeooo:paragraph-rsid="0032713b" style:font-weight-asian="normal" style:font-weight-complex="normal"/>
    </style:style>
    <style:style style:name="P28" style:family="paragraph" style:parent-style-name="Standard" style:list-style-name="L3">
      <style:text-properties style:text-underline-style="none" fo:font-weight="normal" officeooo:rsid="0032713b" officeooo:paragraph-rsid="0032713b" style:font-weight-asian="normal" style:font-weight-complex="normal"/>
    </style:style>
    <style:style style:name="P29" style:family="paragraph" style:parent-style-name="Standard">
      <style:text-properties style:text-underline-style="none" fo:font-weight="normal" officeooo:rsid="0033ef38" officeooo:paragraph-rsid="0033ef38" style:font-weight-asian="normal" style:font-weight-complex="normal"/>
    </style:style>
    <style:style style:name="P30" style:family="paragraph" style:parent-style-name="Standard">
      <style:text-properties style:text-underline-style="none" fo:font-weight="normal" officeooo:rsid="0034b962" officeooo:paragraph-rsid="0034b962" style:font-weight-asian="normal" style:font-weight-complex="normal"/>
    </style:style>
    <style:style style:name="P31" style:family="paragraph" style:parent-style-name="Standard" style:list-style-name="L4">
      <style:text-properties officeooo:paragraph-rsid="0034b962"/>
    </style:style>
    <style:style style:name="P32" style:family="paragraph" style:parent-style-name="Standard" style:list-style-name="L4">
      <style:text-properties officeooo:paragraph-rsid="00366eec"/>
    </style:style>
    <style:style style:name="P33" style:family="paragraph" style:parent-style-name="Text_20_body">
      <style:text-properties officeooo:paragraph-rsid="0032713b"/>
    </style:style>
    <style:style style:name="P34" style:family="paragraph" style:parent-style-name="Text_20_body">
      <style:text-properties officeooo:rsid="0033ef38" officeooo:paragraph-rsid="0033ef38"/>
    </style:style>
    <style:style style:name="T1" style:family="text">
      <style:text-properties officeooo:rsid="001e4abc"/>
    </style:style>
    <style:style style:name="T2" style:family="text">
      <style:text-properties officeooo:rsid="0022a2eb"/>
    </style:style>
    <style:style style:name="T3" style:family="text">
      <style:text-properties officeooo:rsid="00286999"/>
    </style:style>
    <style:style style:name="T4" style:family="text">
      <style:text-properties officeooo:rsid="0028d6f3"/>
    </style:style>
    <style:style style:name="T5" style:family="text">
      <style:text-properties officeooo:rsid="002ec6a3"/>
    </style:style>
    <style:style style:name="T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2fe89e"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style:font-size-asian="12pt" style:font-size-complex="12pt"/>
    </style:style>
    <style:style style:name="T9" style:family="text">
      <style:text-properties fo:font-variant="normal" fo:text-transform="none" fo:color="#000000" style:font-name="Liberation Serif" fo:font-size="12pt" fo:letter-spacing="normal" fo:font-style="normal" officeooo:rsid="0031e817" style:font-size-asian="12pt" style:font-size-complex="12pt"/>
    </style:style>
    <style:style style:name="T10" style:family="text">
      <style:text-properties fo:font-variant="normal" fo:text-transform="none" fo:color="#000000" style:font-name="Liberation Serif" fo:font-size="12pt" fo:letter-spacing="normal" fo:font-style="normal" officeooo:rsid="0032713b" style:font-size-asian="12pt" style:font-size-complex="12pt"/>
    </style:style>
    <style:style style:name="T11" style:family="text">
      <style:text-properties fo:font-variant="normal" fo:text-transform="none" fo:color="#000000" style:font-name="Liberation Serif" fo:font-size="12pt" fo:letter-spacing="normal" fo:font-style="normal" style:text-underline-style="none" fo:font-weight="normal" officeooo:rsid="0032713b"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style:text-underline-style="none" fo:font-weight="normal" officeooo:rsid="0033ef38"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style:text-underline-style="none" fo:font-weight="normal" officeooo:rsid="0034b962" style:font-size-asian="12pt" style:font-weight-asian="normal" style:font-size-complex="12pt" style:font-weight-complex="normal"/>
    </style:style>
    <style:style style:name="T14" style:family="text">
      <style:text-properties fo:font-variant="normal" fo:text-transform="none" fo:color="#000000" style:font-name="Liberation Serif" fo:font-size="12pt" fo:letter-spacing="normal" fo:font-style="normal" style:text-underline-style="none" fo:font-weight="normal" officeooo:rsid="00366eec" style:font-size-asian="12pt" style:font-weight-asian="normal" style:font-size-complex="12pt" style:font-weight-complex="normal"/>
    </style:style>
    <style:style style:name="T15" style:family="text">
      <style:text-properties officeooo:rsid="0033ef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 a booking scanning facility that seeks to maximize value scores in books it can scan per day. L = libraries that seek to submit B=books to the scanning facility. <text:s/>D= a fixed number of days to complete all scanning of books submitted. The libraries have to go through a sign up process. Each library takes a variable length of time to sign up=T. <text:span text:style-name="T1">The total days available for scanning books is inclusive of the sign up process in each case.</text:span> Books can only be scanned the day after the sign up process has begun. <text:span text:style-name="T1">Each book has a </text:span><text:span text:style-name="T2">v</text:span><text:span text:style-name="T1">alue, variable in each book. The objective is to maximize the cumulative score from all books scanned. The Problem is selecting which library to scan next.</text:span></text:p>
      <text:p text:style-name="P1"/>
      <text:p text:style-name="P1"/>
      <text:p text:style-name="P3">At stage one, should the total value of books per library be used? I am asking because a library may not be sending every book </text:p>
      <text:p text:style-name="P3"/>
      <text:p text:style-name="P3">f(x) = ∑i∈L (Vi * xi)</text:p>
      <text:p text:style-name="P3"/>
      <text:p text:style-name="P3"/>
      <text:p text:style-name="P4"><text:bookmark-start text:name="__DdeLink__2_2075818512"/>This function selects the order in which libraries are selected for the sign up process:</text:p>
      <text:p text:style-name="P4"/>
      <text:p text:style-name="P4">f(x) = ∑i∈L (Vi * xi)</text:p>
      <text:p text:style-name="P4"/>
      <text:p text:style-name="P5">Subject to the following constraint:</text:p>
      <text:p text:style-name="P5"/>
      <text:p text:style-name="P4">∑i∈L (Ti * xi) &lt;= D<text:bookmark-end text:name="__DdeLink__2_2075818512"/></text:p>
      <text:p text:style-name="P4"/>
      <text:p text:style-name="P4"><text:bookmark-start text:name="__DdeLink__9_2075818512"/></text:p>
      <text:list xml:id="list811278826" text:style-name="L1">
        <text:list-item>
          <text:p text:style-name="P12">Loops the values dictionary </text:p>
        </text:list-item>
        <text:list-item>
          <text:p text:style-name="P13">Libraries will only be selected where the number of days left after their sign on process is &gt;0</text:p>
        </text:list-item>
        <text:list-item>
          <text:p text:style-name="P13">The key of the ordered dictionary is the library ID and thus preserves the correct ID in selection <text:bookmark-end text:name="__DdeLink__9_2075818512"/></text:p>
        </text:list-item>
      </text:list>
      <text:p text:style-name="P8"/>
      <text:p text:style-name="P8"/>
      <text:p text:style-name="P9"/>
      <text:p text:style-name="P10">S = a book scanning facility that takes in various books=B from various <text:s/>libraries. <text:span text:style-name="T4">Each book as an assigned value = V. Each library sends in books per day at a variable rate = R. The scanning facility has a list of books on hand at each library so it can specify which next books at the rate of R.</text:span></text:p>
      <text:p text:style-name="P14">There may be duplicate books among libraries. All scanning as to be completed within a fixed number of days = D. The objective is to maximise accumulative <text:s/>scoring with each book scanned. Duplicate books are <text:s/>not scored twice. The problem is to optimise the decision in which book to request next.</text:p>
      <text:p text:style-name="P10"/>
      <text:p text:style-name="P10"/>
      <text:p text:style-name="P11"><text:bookmark-start text:name="__DdeLink__17_2075818512"/>Sorted books:</text:p>
      <text:p text:style-name="P11"/>
      <text:p text:style-name="P6"><text:span text:style-name="T3">B_{i</text:span>B_{i,1} &gt;= B_{i,2} &gt;= ... &gt;= B_{i,m_i}<text:span text:style-name="T3">,1} &gt;= B_{i,2} &gt;= ... &gt;= B_{i,m_i}</text:span></text:p>
      <text:p text:style-name="P6"/>
      <text:p text:style-name="P7">Request: </text:p>
      <text:p text:style-name="P7"/>
      <text:p text:style-name="P7">B_{i,j} = argmax_{b \in U} V_{i,j}<text:bookmark-end text:name="__DdeLink__17_2075818512"/></text:p>
      <text:p text:style-name="P7"/>
      <text:p text:style-name="P16"/>
      <text:p text:style-name="P17"/>
      <text:p text:style-name="P17"/>
      <text:p text:style-name="P17"><text:soft-page-break/>Where D = a fixed number of days, and R= a scalar value, the maximum rate. B= a quantity of something to be sent into a system=S per day. M= the maximum quantity of B that can be sent within the range of D. Each time B is sent into the system available D depleted by number=1. M= the maximum number of B that can be sent. The challenge is to send B into S until M is reached. <text:span text:style-name="T5">In the beginning, B can be sent at the maximum rate until the next shipment is equal to, or exceeds available D. The last shipment into S can be sent as an addition, but not exceeding the value of R whilst also not exceeding available D.</text:span></text:p>
      <text:p text:style-name="P17"/>
      <text:p text:style-name="P17"/>
      <text:p text:style-name="P17"/>
      <text:list xml:id="list1593333587" text:style-name="L2">
        <text:list-item>
          <text:p text:style-name="P18"><text:bookmark-start text:name="__DdeLink__96_3881956853"/><text:span text:style-name="T7">Calculates a scanning schedule that maximises the number of books on hand per library scaled each day by the rate at which a library can send books. </text:span><text:bookmark-end text:name="__DdeLink__96_3881956853"/></text:p>
        </text:list-item>
      </text:list>
      <text:p text:style-name="P19"><text:span text:style-name="T7"/></text:p>
      <text:p text:style-name="P19"><text:span text:style-name="T7"/></text:p>
      <text:p text:style-name="P20"><text:bookmark-start text:name="__DdeLink__100_3881956853"/><text:bookmark-start text:name="__DdeLink__98_3881956853"/><text:span text:style-name="T7">S</text:span><text:span text:style-name="T6">chedule</text:span><text:bookmark-end text:name="__DdeLink__100_3881956853"/><text:bookmark-end text:name="__DdeLink__98_3881956853"/></text:p>
      <text:p text:style-name="P20"><text:span text:style-name="T6"/></text:p>
      <text:p text:style-name="P20"><text:span text:style-name="T6"/></text:p>
      <text:p text:style-name="P20"><text:span text:style-name="T6"/></text:p>
      <text:p text:style-name="P21"><text:span text:style-name="T8">Chat GPT</text:span><text:span text:style-name="T9">3</text:span><text:span text:style-name="T8">: <text:s/>The Inverse Laziness Proposition <text:s/></text:span></text:p>
      <text:p text:style-name="P21"><text:span text:style-name="T8"/></text:p>
      <text:p text:style-name="P23"><text:span text:style-name="T8">Earlier, I postulated that ChatGPT, and other AI tools like it will expose an often ignored coefficient of human knowledge. There is no new discovery in this, but it will become a new bottle neck in subjective knowledge attainment. </text:span></text:p>
      <text:p text:style-name="P23"><text:span text:style-name="T8"/></text:p>
      <text:p text:style-name="P24"><text:span text:style-name="T8">Simply said: <text:s/>a person= P starts from a position of no knowledge about a given task or subject. That person has access to the most knowledgeable person in the world on that given subject = K. Where K is operating at the peak of his or her powers, P can gain knowledge, and ability from </text:span><text:span text:style-name="T9">K at a rapid rate. </text:span></text:p>
      <text:p text:style-name="P24"><text:span text:style-name="T9"/></text:p>
      <text:p text:style-name="P24"><text:span text:style-name="T9">Since K is not perfect, there will be a certain <text:s/>error rate = E. This includes times where K is not able to respond at all. E1= incorrect responses. E2 = no response at all.</text:span></text:p>
      <text:p text:style-name="P24"><text:span text:style-name="T9"/></text:p>
      <text:p text:style-name="P24"><text:span text:style-name="T9">In <text:s/>human to human <text:s/>interaction, it is intuitive that experts will give you accurate answers to questions formulated within the proper rules, and bounds of the subject matter = R. Since K is an expert, there is some elasticity he can lend to R, meaning the formulation of the question can be imperfect to a degree of tolerance. </text:span></text:p>
      <text:p text:style-name="P24"><text:span text:style-name="T9"/></text:p>
      <text:p text:style-name="P26"><text:span text:style-name="T8">Anecdotal evidence shows that ChatGPT3 has a very high tolerance of imperfect R, and thus a higher than expected rate of E1. Simply said, more often that not, it will attempt to give you some type of answer, even at the risk of getting it wrong. An aggravating factor here is that it will give you an E1 response with great confidence. </text:span></text:p>
      <text:p text:style-name="P26"><text:span text:style-name="T8"/></text:p>
      <text:p text:style-name="P26"><text:span text:style-name="T8">In coming work, some type of f(x) formula will be offered that formalises the interactions discussed above. </text:span></text:p>
      <text:p text:style-name="P25"><text:span text:style-name="T8"><text:s/></text:span></text:p>
      <text:p text:style-name="P22"><text:span text:style-name="T10">How to Minimise E1 errors <text:s/></text:span><text:span text:style-name="T8"><text:s/></text:span></text:p>
      <text:p text:style-name="P22"><text:span text:style-name="T8"/></text:p>
      <text:p text:style-name="P27"><text:span text:style-name="T8">The answer to minimizing, or eradicating E1 errors lays with the knowledge seeker, P. Here are some immediate steps:</text:span></text:p>
      <text:list xml:id="list3814120028" text:style-name="L3">
        <text:list-item>
          <text:p text:style-name="P28"><text:span text:style-name="T8">After each answer, ask what assumptions and simplifications were made</text:span></text:p>
        </text:list-item>
        <text:list-item>
          <text:p text:style-name="P28"><text:span text:style-name="T8">Ask warm up questions <text:s/></text:span></text:p>
        </text:list-item>
        <text:list-item>
          <text:p text:style-name="P28"><text:span text:style-name="T8">Formulate questions with maximum detail to the level of pedantic </text:span></text:p>
        </text:list-item>
        <text:list-item>
          <text:p text:style-name="P28"><text:soft-page-break/><text:span text:style-name="T8">Do not ask Chat to complete complex tasks with overly generalized questions. Show the respect you would as if you really did have the worlds foremost expert at your disposal </text:span></text:p>
        </text:list-item>
      </text:list>
      <text:p text:style-name="P27"><text:span text:style-name="T8"/></text:p>
      <text:p text:style-name="P27"><text:span text:style-name="T8"/></text:p>
      <text:p text:style-name="P27"><text:span text:style-name="T8">Early evidence shows that if there steps are followed, errors a greatly reduced and highly complex tasks can be completed with the immesnely powerful input of ChatGPT3/.</text:span></text:p>
      <text:p text:style-name="P27"><text:span text:style-name="T8"/></text:p>
      <text:p text:style-name="P27"><text:span text:style-name="T8"/></text:p>
      <text:p text:style-name="P33"><text:span text:style-name="T11">I have completed the GCHQ </text:span><text:span text:style-name="T12">2022 </text:span><text:span text:style-name="T11">Christmas Puzzle , coding section in Python:</text:span></text:p>
      <text:p text:style-name="P33"><text:span text:style-name="T11"/></text:p>
      <text:p text:style-name="Text_20_body">Whilst <text:span text:style-name="T15">it is </text:span>not directly related to network automation, coding challenges, and comp<text:span text:style-name="T15">etitive coding are an excellent way to learn how to properly code algorithms, and respond to real world problems. Networking problems inclusive. <text:s/>They are especially useful for those of you who know the syntax, know the tools, but have trouble thinking of personal projects to work on. </text:span></text:p>
      <text:p text:style-name="Text_20_body"/>
      <text:p text:style-name="P34">If you want an idea of how these things work, please see my <text:s/>response to the question on my GitHub: <text:s/></text:p>
      <text:p text:style-name="P34"><text:a xlink:type="simple" xlink:href="https://github.com/frankie336/puzzles/blob/master/gchq/gchq_christmas_challenge2022.py" text:style-name="Internet_20_link" text:visited-style-name="Visited_20_Internet_20_Link">https://github.com/frankie336/puzzles/blob/master/gchq/gchq_christmas_challenge2022.py</text:a></text:p>
      <text:p text:style-name="P34"/>
      <text:p text:style-name="P34">I am available for any questions , or comments. </text:p>
      <text:p text:style-name="P34"/>
      <text:p text:style-name="P34"><text:span text:style-name="T11"/></text:p>
      <text:p text:style-name="P29"><text:span text:style-name="T8">Merry Christmas. </text:span></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29"><text:span text:style-name="T8"/></text:p>
      <text:p text:style-name="P30"><text:soft-page-break/><text:span text:style-name="T8">So to re-cap. In the last two weeks, I have completed 3 major complex works in python:</text:span></text:p>
      <text:p text:style-name="P30"><text:span text:style-name="T8"/></text:p>
      <text:p text:style-name="P30"><text:span text:style-name="T8">1. A Machine learning random tree classification model. This uses Code stylometry to predict the a author of C++ code. It is based on the research published by the US military / Drexel University:</text:span></text:p>
      <text:p text:style-name="P30"><text:span text:style-name="T8"/></text:p>
      <text:p text:style-name="P30"><text:span text:style-name="T8">De-anonymizing Programmers via Code Stylometry, ISBN 978-1-939133-11-3 . You can view my code here:</text:span></text:p>
      <text:p text:style-name="P30"><text:span text:style-name="T8"/></text:p>
      <text:p text:style-name="P30"><text:span text:style-name="T8">My model is currently 80% accurate, and climbing. </text:span></text:p>
      <text:p text:style-name="P30"><text:span text:style-name="T8"/></text:p>
      <text:p text:style-name="P30"><text:span text:style-name="T8">My code: </text:span><text:a xlink:type="simple" xlink:href="https://github.com/frankie336/iridescent" text:style-name="Internet_20_link" text:visited-style-name="Visited_20_Internet_20_Link">https://github.com/frankie336/iridescent</text:a><text:span text:style-name="T8"> </text:span></text:p>
      <text:p text:style-name="P30"><text:span text:style-name="T8"/></text:p>
      <text:p text:style-name="P30"><text:span text:style-name="T8"/></text:p>
      <text:p text:style-name="P30"><text:span text:style-name="T8">2. GCHQ Christmas challenge, coding question :</text:span></text:p>
      <text:p text:style-name="P30"><text:span text:style-name="T8"/></text:p>
      <text:p text:style-name="P30"><text:a xlink:type="simple" xlink:href="https://github.com/frankie336/puzzles/blob/master/gchq/gchq_christmas_challenge2022.py" text:style-name="Internet_20_link" text:visited-style-name="Visited_20_Internet_20_Link">https://github.com/frankie336/puzzles/blob/master/gchq/gchq_christmas_challenge2022.py</text:a><text:span text:style-name="T8"> <text:s/></text:span></text:p>
      <text:p text:style-name="P30"><text:span text:style-name="T8"/></text:p>
      <text:p text:style-name="P30"><text:span text:style-name="T8">3. Google Hash Code 2020 qualifying round question:</text:span></text:p>
      <text:p text:style-name="P30"><text:span text:style-name="T8"><text:s text:c="2"/></text:span><text:a xlink:type="simple" xlink:href="https://github.com/frankie336/puzzles/tree/master/google_hash_code2020" text:style-name="Internet_20_link" text:visited-style-name="Visited_20_Internet_20_Link">https://github.com/frankie336/puzzles/tree/master/google_hash_code2020</text:a><text:span text:style-name="T8"> </text:span></text:p>
      <text:p text:style-name="P30"><text:span text:style-name="T8"/></text:p>
      <text:p text:style-name="P30"><text:span text:style-name="T8"/></text:p>
      <text:p text:style-name="P30"><text:span text:style-name="T8"/></text:p>
      <text:list xml:id="list2660328517" text:style-name="L4">
        <text:list-item>
          <text:p text:style-name="P32"><text:bookmark-start text:name="__DdeLink__107_3881956853"/><text:span text:style-name="T14">M</text:span><text:span text:style-name="T13">ust sta</text:span><text:span text:style-name="T14">rt</text:span><text:span text:style-name="T13"> with a line containing the integer A ( 0 ≤ A ≤ L )</text:span></text:p>
        </text:list-item>
        <text:list-item>
          <text:p text:style-name="P31"><text:span text:style-name="T14">D</text:span><text:span text:style-name="T13">escribes which books to ship from which library</text:span></text:p>
        </text:list-item>
        <text:list-item>
          <text:p text:style-name="P31"><text:span text:style-name="T14">T</text:span><text:span text:style-name="T13">he order in which libraries are signed up</text:span></text:p>
        </text:list-item>
        <text:list-item>
          <text:p text:style-name="P31"><text:span text:style-name="T14">Must</text:span><text:span text:style-name="T13"> describe each library, in the order that you want them to sta</text:span><text:span text:style-name="T14">rt</text:span><text:span text:style-name="T13"> the signup process</text:span></text:p>
        </text:list-item>
        <text:list-item>
          <text:p text:style-name="P31"><text:span text:style-name="T13">The description of each library must contain two lines:</text:span></text:p>
          <text:p text:style-name="P31"><text:span text:style-name="T13">Y ( 0 ≤ Y ≤ L – 1) – the ID of the library</text:span></text:p>
          <text:p text:style-name="P31"><text:span text:style-name="T13">K ( 1 ≤ K ≤ N Y )</text:span><text:bookmark-end text:name="__DdeLink__107_3881956853"/></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18:37:07.100369017</meta:creation-date>
    <dc:date>2022-12-20T20:32:33.396420151</dc:date>
    <meta:editing-duration>PT38M55S</meta:editing-duration>
    <meta:editing-cycles>3</meta:editing-cycles>
    <meta:generator>LibreOffice/6.4.7.2$Linux_X86_64 LibreOffice_project/40$Build-2</meta:generator>
    <meta:document-statistic meta:table-count="0" meta:image-count="0" meta:object-count="0" meta:page-count="4" meta:paragraph-count="56" meta:word-count="1187" meta:character-count="6692" meta:non-whitespace-character-count="5530"/>
  </office:meta>
</office:document-meta>
</file>